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1f94" officeooo:paragraph-rsid="000a1f94"/>
    </style:style>
    <style:style style:name="P2" style:family="paragraph" style:parent-style-name="Standard">
      <style:text-properties officeooo:rsid="000a3a35" officeooo:paragraph-rsid="000a3a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route or schedule or busstop?</text:p>
      <text:p text:style-name="P1">Do some analysis to get this information.</text:p>
      <text:p text:style-name="P1">goal driven analytics.</text:p>
      <text:p text:style-name="P1">trdeoff factor may be decongest.</text:p>
      <text:p text:style-name="P1">Hub and spoke....... every node is a hub coz it has some degree associated</text:p>
      <text:p text:style-name="P1">think of some matrix that quantifies the cost of network</text:p>
      <text:p text:style-name="P1">efficiency index tradeoff btn distance</text:p>
      <text:p text:style-name="P1">pair wise distnc</text:p>
      <text:p text:style-name="P1">shortest distance for not directly connected</text:p>
      <text:p text:style-name="P1">least efficient is having only one hub</text:p>
      <text:p text:style-name="P1"/>
      <text:p text:style-name="P1"/>
      <text:p text:style-name="P2">SELECT src,s_lat,s_long FROM busyPointsnewCorrect,busstop where (s_lat &lt;&gt;lat or s_long&lt;&gt;lng) and src=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1:06:03.424636627</meta:creation-date>
    <dc:date>2016-04-12T12:14:30.599512448</dc:date>
    <meta:editing-duration>PT16M41S</meta:editing-duration>
    <meta:editing-cycles>1</meta:editing-cycles>
    <meta:document-statistic meta:table-count="0" meta:image-count="0" meta:object-count="0" meta:page-count="1" meta:paragraph-count="11" meta:word-count="77" meta:character-count="499" meta:non-whitespace-character-count="433"/>
    <meta:generator>LibreOffice/4.2.8.2$Linux_X86_64 LibreOffice_project/420m0$Build-2</meta:generator>
  </office:meta>
</office:document-meta>
</file>